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language="en" fo:country="US" officeooo:rsid="0029e011" officeooo:paragraph-rsid="0010aeb3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d5a09" officeooo:paragraph-rsid="0010aeb3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0aeb3" officeooo:paragraph-rsid="0010aeb3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1b1cb" officeooo:paragraph-rsid="0011b1cb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1b1cb" officeooo:paragraph-rsid="001c759a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33cc6" officeooo:paragraph-rsid="00133cc6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ba218" officeooo:paragraph-rsid="001ba218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6869c" officeooo:paragraph-rsid="0026869c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2pt" officeooo:paragraph-rsid="0011b1cb" style:font-size-asian="12pt" style:font-size-complex="12pt"/>
    </style:style>
    <style:style style:name="P10" style:family="paragraph" style:parent-style-name="Preformatted_20_Text">
      <style:text-properties style:font-name="DejaVu Sans Mono" fo:font-size="12pt" fo:language="en" fo:country="US" officeooo:rsid="002aab1d" officeooo:paragraph-rsid="0010aeb3" style:font-size-asian="12pt" style:font-size-complex="12pt"/>
    </style:style>
    <style:style style:name="P11" style:family="paragraph" style:parent-style-name="Preformatted_20_Text">
      <style:text-properties style:font-name="DejaVu Sans Mono" fo:font-size="12pt" fo:language="en" fo:country="US" officeooo:rsid="002d5a09" officeooo:paragraph-rsid="0010aeb3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DejaVu Sans Mono" fo:font-size="12pt" fo:language="en" fo:country="US" fo:font-weight="normal" officeooo:rsid="002d5a09" officeooo:paragraph-rsid="0010aeb3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 fo:break-before="page"/>
      <style:text-properties style:font-name="Arial" fo:font-size="12pt" fo:language="en" fo:country="US" fo:font-weight="normal" officeooo:rsid="0011b1cb" officeooo:paragraph-rsid="0011b1c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fo:font-weight="normal" officeooo:rsid="000bd1e5" officeooo:paragraph-rsid="000bd1e5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fo:font-weight="normal" officeooo:rsid="000c0770" officeooo:paragraph-rsid="000c0770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fo:font-weight="normal" officeooo:rsid="000ddebf" officeooo:paragraph-rsid="000ddebf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weight="normal" officeooo:rsid="0010aeb3" officeooo:paragraph-rsid="0010aeb3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Arial" fo:font-weight="normal" officeooo:rsid="0025d8ce" officeooo:paragraph-rsid="0025d8ce" fo:background-color="#ffff00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9pt" fo:font-weight="bold" officeooo:rsid="00114727" officeooo:paragraph-rsid="0008cc6d" style:font-size-asian="19pt" style:font-weight-asian="bold" style:font-size-complex="1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font-weight="bold" officeooo:rsid="00114727" officeooo:paragraph-rsid="0008cc6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weight="bold" officeooo:rsid="00114727" officeooo:paragraph-rsid="0008cc6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14727" officeooo:paragraph-rsid="0008cc6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08cc6d" officeooo:paragraph-rsid="0008cc6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0bd1e5" officeooo:paragraph-rsid="000bd1e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0c0770" officeooo:paragraph-rsid="000c077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0c0770" officeooo:paragraph-rsid="001645b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0ddebf" officeooo:paragraph-rsid="000dde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10aeb3" officeooo:paragraph-rsid="0010aeb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1691b6" officeooo:paragraph-rsid="001691b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1691b6" officeooo:paragraph-rsid="0017080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17080c" officeooo:paragraph-rsid="0017080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1e5e8a" officeooo:paragraph-rsid="001e5e8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1e5e8a" officeooo:paragraph-rsid="002026d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2026d8" officeooo:paragraph-rsid="002026d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20a194" officeooo:paragraph-rsid="0020a19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officeooo:rsid="0020e379" officeooo:paragraph-rsid="0020e37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weight="normal" officeooo:rsid="002143bd" officeooo:paragraph-rsid="002143b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weight="normal" officeooo:rsid="0022bb7c" officeooo:paragraph-rsid="0022bb7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weight="normal" officeooo:rsid="000f210d" officeooo:paragraph-rsid="000f210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weight="normal" officeooo:rsid="00240e39" officeooo:paragraph-rsid="00240e3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weight="normal" officeooo:rsid="002143bd" officeooo:paragraph-rsid="002143bd" fo:background-color="#ffff0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weight="normal" officeooo:rsid="00240e39" officeooo:paragraph-rsid="00240e39" fo:background-color="#ffff0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fo:font-weight="normal" officeooo:rsid="000bd1e5" officeooo:paragraph-rsid="000bd1e5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25d8ce" officeooo:paragraph-rsid="0025d8c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Arial" fo:font-weight="normal" officeooo:rsid="001691b6" officeooo:paragraph-rsid="0017080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Arial" fo:font-weight="normal" officeooo:rsid="0017080c" officeooo:paragraph-rsid="0017080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Arial" fo:font-weight="normal" officeooo:rsid="0017080c" officeooo:paragraph-rsid="0017fa51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Arial" fo:font-size="10.5pt" fo:font-weight="normal" officeooo:rsid="00191ab9" officeooo:paragraph-rsid="00191ab9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17080c" officeooo:paragraph-rsid="0017fa5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191ab9" officeooo:paragraph-rsid="00191ab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1a8d22" officeooo:paragraph-rsid="001a8d2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 Mono" fo:font-size="10pt" fo:font-weight="bold" officeooo:rsid="0025d8ce" officeooo:paragraph-rsid="0025d8ce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Arial" fo:font-size="10.5pt" fo:font-weight="normal" officeooo:rsid="0017080c" officeooo:paragraph-rsid="0017fa51" fo:background-color="#d4ea6b" style:font-size-asian="10.5pt" style:font-weight-asian="normal" style:font-size-complex="10.5pt" style:font-weight-complex="normal"/>
    </style:style>
    <style:style style:name="P54" style:family="paragraph" style:parent-style-name="Standard_20__28_user_29_">
      <style:paragraph-properties fo:text-align="start" style:justify-single-word="false"/>
      <style:text-properties style:font-name="Arial1" fo:font-size="12pt" fo:font-weight="normal" officeooo:rsid="0020e379" officeooo:paragraph-rsid="0020e379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32ed1f" officeooo:paragraph-rsid="0032ed1f" style:font-size-asian="12pt" style:font-weight-asian="normal" style:font-size-complex="12pt" style:font-weight-complex="normal"/>
    </style:style>
    <style:style style:name="P56" style:family="paragraph">
      <style:paragraph-properties fo:text-align="center"/>
    </style:style>
    <style:style style:name="T1" style:family="text">
      <style:text-properties officeooo:rsid="002d842e"/>
    </style:style>
    <style:style style:name="T2" style:family="text">
      <style:text-properties officeooo:rsid="0008cc6d"/>
    </style:style>
    <style:style style:name="T3" style:family="text">
      <style:text-properties officeooo:rsid="000f210d"/>
    </style:style>
    <style:style style:name="T4" style:family="text">
      <style:text-properties officeooo:rsid="0015753b"/>
    </style:style>
    <style:style style:name="T5" style:family="text">
      <style:text-properties officeooo:rsid="00171beb"/>
    </style:style>
    <style:style style:name="T6" style:family="text">
      <style:text-properties officeooo:rsid="00142ef4"/>
    </style:style>
    <style:style style:name="T7" style:family="text">
      <style:text-properties officeooo:rsid="000c0770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7fa51"/>
    </style:style>
    <style:style style:name="T10" style:family="text">
      <style:text-properties style:text-position="super 58%" fo:font-size="12pt" style:font-size-complex="12pt"/>
    </style:style>
    <style:style style:name="T11" style:family="text">
      <style:text-properties style:text-position="super 58%" fo:font-size="12pt" officeooo:rsid="001a8d22" style:font-size-complex="12pt"/>
    </style:style>
    <style:style style:name="T12" style:family="text">
      <style:text-properties style:text-position="super 58%" fo:font-size="12pt" officeooo:rsid="001a8d22" fo:background-color="#d4ea6b" loext:char-shading-value="0" style:font-size-complex="12pt"/>
    </style:style>
    <style:style style:name="T13" style:family="text">
      <style:text-properties style:text-position="super 58%" fo:font-size="12pt" officeooo:rsid="001a8d22" fo:background-color="#d4ea6b" loext:char-shading-value="0" style:font-size-complex="12pt"/>
    </style:style>
    <style:style style:name="T14" style:family="text">
      <style:text-properties style:text-position="super 58%" officeooo:rsid="002026d8"/>
    </style:style>
    <style:style style:name="T15" style:family="text">
      <style:text-properties officeooo:rsid="0017080c"/>
    </style:style>
    <style:style style:name="T16" style:family="text">
      <style:text-properties officeooo:rsid="0017fa51"/>
    </style:style>
    <style:style style:name="T17" style:family="text">
      <style:text-properties fo:font-size="12pt" style:font-size-complex="12pt"/>
    </style:style>
    <style:style style:name="T18" style:family="text">
      <style:text-properties fo:font-size="12pt" officeooo:rsid="001a8d22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background-color="#d4ea6b" loext:char-shading-value="0" style:font-size-complex="12pt"/>
    </style:style>
    <style:style style:name="T22" style:family="text">
      <style:text-properties fo:font-size="12pt" fo:background-color="#d4ea6b" loext:char-shading-value="0" style:font-size-complex="12pt"/>
    </style:style>
    <style:style style:name="T23" style:family="text">
      <style:text-properties fo:font-size="12pt" officeooo:rsid="001a8d22" fo:background-color="#d4ea6b" loext:char-shading-value="0" style:font-size-complex="12pt"/>
    </style:style>
    <style:style style:name="T24" style:family="text">
      <style:text-properties fo:font-size="12pt" officeooo:rsid="001a8d22" fo:background-color="#d4ea6b" loext:char-shading-value="0" style:font-size-complex="12pt"/>
    </style:style>
    <style:style style:name="T25" style:family="text">
      <style:text-properties officeooo:rsid="001ba218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2026d8" fo:background-color="#ffff00" loext:char-shading-value="0"/>
    </style:style>
    <style:style style:name="T28" style:family="text">
      <style:text-properties officeooo:rsid="002ce5d6" fo:background-color="#ffff00" loext:char-shading-value="0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1c759a"/>
    </style:style>
    <style:style style:name="T31" style:family="text">
      <style:text-properties officeooo:rsid="001e5e8a"/>
    </style:style>
    <style:style style:name="T32" style:family="text">
      <style:text-properties officeooo:rsid="002026d8"/>
    </style:style>
    <style:style style:name="T33" style:family="text">
      <style:text-properties officeooo:rsid="0020a194"/>
    </style:style>
    <style:style style:name="T34" style:family="text">
      <style:text-properties fo:font-weight="bold" fo:background-color="#ffff00" loext:char-shading-value="0" style:font-weight-asian="bold" style:font-weight-complex="bold"/>
    </style:style>
    <style:style style:name="T35" style:family="text">
      <style:text-properties fo:font-weight="bold" officeooo:rsid="002ecd31" fo:background-color="#ffff00" loext:char-shading-value="0" style:font-weight-asian="bold" style:font-weight-complex="bold"/>
    </style:style>
    <style:style style:name="T36" style:family="text">
      <style:text-properties officeooo:rsid="002143bd"/>
    </style:style>
    <style:style style:name="T37" style:family="text">
      <style:text-properties officeooo:rsid="0022bb7c"/>
    </style:style>
    <style:style style:name="T38" style:family="text">
      <style:text-properties officeooo:rsid="0026869c"/>
    </style:style>
    <style:style style:name="T39" style:family="text">
      <style:text-properties officeooo:rsid="0027fcfd"/>
    </style:style>
    <style:style style:name="T40" style:family="text">
      <style:text-properties officeooo:rsid="002adb41"/>
    </style:style>
    <style:style style:name="T41" style:family="text">
      <style:text-properties officeooo:rsid="0030fb32"/>
    </style:style>
    <style:style style:name="T42" style:family="text">
      <style:text-properties fo:background-color="#d4ea6b" loext:char-shading-value="0"/>
    </style:style>
    <style:style style:name="T43" style:family="text">
      <style:text-properties fo:background-color="#d4ea6b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2021 Fall CPSC 240-<text:span text:style-name="T2">5</text:span> <text:span text:style-name="T1">Answers</text:span></text:p>
      <text:p text:style-name="P20"><text:span text:style-name="T2">Final</text:span> Concepts Test</text:p>
      <text:p text:style-name="P21"><text:span text:style-name="T2">December 8</text:span>, 2021 <text:s/>1:<text:span text:style-name="T2">0</text:span>0<text:span text:style-name="T2">p</text:span>m-<text:span text:style-name="T2">2</text:span>:<text:span text:style-name="T2">5</text:span>0pm</text:p>
      <text:p text:style-name="P22"/>
      <text:p text:style-name="P22"/>
      <text:p text:style-name="P22"/>
      <text:p text:style-name="P23">The policy is the same as in the previous tests. <text:s/>No need to repeat it here.</text:p>
      <text:p text:style-name="P23"/>
      <text:p text:style-name="P23"/>
      <text:p text:style-name="P23">Write the word “Blank” in the answer space to obtain 20% of credit.</text:p>
      <text:p text:style-name="P22"/>
      <text:p text:style-name="P22"/>
      <text:p text:style-name="P23">Send the completed test file to <text:s/>holliday@fullerton.edu</text:p>
      <text:p text:style-name="P23"/>
      <text:p text:style-name="P23"/>
      <text:p text:style-name="P23">Send only one of these 3 formats: doc, docx, or odt.<text:span text:style-name="T19"> <text:s text:c="2"/></text:span><text:span text:style-name="T20">Do not send PDF.</text:span></text:p>
      <text:p text:style-name="P23"/>
      <text:p text:style-name="P23"/>
      <text:p text:style-name="P23">The total points for this test is 100.</text:p>
      <text:p text:style-name="P23"/>
      <text:p text:style-name="P23"/>
      <text:p text:style-name="P23">Put your name and email address on this test on two different pages. <text:s/>You pick the page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Send to <text:s/>holliday@fullerton.edu <text:s text:c="6"/>PDF files will be deleted without warning.</text:p>
      <text:p text:style-name="P23"/>
      <text:p text:style-name="P23"/>
      <text:p text:style-name="P23"/>
      <text:p text:style-name="P14">1. <text:s/>Convert <draw:frame draw:style-name="fr1" draw:name="Object1" text:anchor-type="as-char" svg:y="-0.619cm" svg:width="1.392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 text:c="2"/>to IEEE754-32 bits hex.<text:tab/><text:tab/><text:tab/><text:tab/><text:span text:style-name="T39">[12]</text:span></text:p>
      <text:p text:style-name="P24"/>
      <text:p text:style-name="P43">[Show enough intermediate steps to convince the grader that you really know 32-bit float numbers.]</text:p>
      <text:p text:style-name="P24"/>
      <text:p text:style-name="P32">Solution:</text:p>
      <text:p text:style-name="P32"/>
      <text:p text:style-name="P32">Use a calculator to find 117 = 1110101</text:p>
      <text:p text:style-name="P32"/>
      <text:p text:style-name="P32">For the fractional part use successive multiplication by 2.</text:p>
      <text:p text:style-name="P32">(5/12) x 2 = 0 + (5/6)</text:p>
      <text:p text:style-name="P32">(5/6) x 2 <text:s/>= 1 + (2/3)</text:p>
      <text:p text:style-name="P32">(2/3) x 2 <text:s/>= <text:s/>1 + (1/3)</text:p>
      <text:p text:style-name="P32">(1/3) x 2 <text:s/>= <text:s/>0 + (2/3)</text:p>
      <text:p text:style-name="P32">(2/3) x 2 <text:s/>= <text:s/>1 + (1/3)</text:p>
      <text:p text:style-name="P32">A pattern is starting to appear: 5/12 <text:s/>= <text:s/>0.01101010101010101 …</text:p>
      <text:p text:style-name="P32"/>
      <text:p text:style-name="P32">Therefore, the original number <draw:frame draw:style-name="fr1" draw:name="Object2" text:anchor-type="as-char" svg:y="-0.619cm" svg:width="1.392cm" svg:height="0.998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text:s/>equals</text:p>
      <text:p text:style-name="P32"/>
      <text:p text:style-name="P33"><text:tab/>1110101 . 01101010101010101 … <text:span text:style-name="T32">x</text:span> <text:span text:style-name="T32">2</text:span><text:span text:style-name="T14">0</text:span></text:p>
      <text:p text:style-name="P33"/>
      <text:p text:style-name="P33"><text:tab/><text:span text:style-name="T32">= <text:s/></text:span>1 . 11010101101010101010101 … <text:span text:style-name="T32">x</text:span> <text:span text:style-name="T32">2</text:span><text:span text:style-name="T14">6</text:span></text:p>
      <text:p text:style-name="P24"/>
      <text:p text:style-name="P34">True exponent = 6.</text:p>
      <text:p text:style-name="P34"/>
      <text:p text:style-name="P34">Compute the stored exponent = 0x7F + 0x6 <text:s/>= 0x85 <text:s/>= <text:s/>10000101</text:p>
      <text:p text:style-name="P24"/>
      <text:p text:style-name="P34">Combine the sign bit + stored exponent + significand minus hidden bit to obtain</text:p>
      <text:p text:style-name="P34"/>
      <text:p text:style-name="P34">This number = 0 <text:s/>10000101 <text:s/><text:span text:style-name="T31">11010101101010101010101</text:span>010101010</text:p>
      <text:p text:style-name="P24"/>
      <text:p text:style-name="P34">Next organize that binary number into groups of size 4 bits:</text:p>
      <text:p text:style-name="P34"/>
      <text:p text:style-name="P34">Number = 0100 <text:s/>0010 <text:s/>1<text:span text:style-name="T31">110 <text:s/>1010 <text:s/>1101 <text:s/>0101 <text:s/>0101 <text:s/>0101</text:span></text:p>
      <text:p text:style-name="P24"/>
      <text:p text:style-name="P24"><text:tab/><text:span text:style-name="T32">= <text:s text:c="2"/></text:span><text:span text:style-name="T27">0x42E</text:span><text:span text:style-name="T28">A</text:span><text:span text:style-name="T27"> <text:s/>D555</text:span></text:p>
      <text:p text:style-name="P14">2. Convert 0x48AA 0000 to a decimal float number.<text:tab/><text:tab/><text:tab/><text:tab/><text:span text:style-name="T39">[12]</text:span></text:p>
      <text:p text:style-name="P24"/>
      <text:p text:style-name="P43">[Show enough intermediate steps to convince the grader that you really know 32-bit float numbers.]</text:p>
      <text:p text:style-name="P24"/>
      <text:p text:style-name="P35">Solution: <text:s/>Write the number in binary and separate the 3 components: sign, stored exponent, and significand.</text:p>
      <text:p text:style-name="P35"/>
      <text:p text:style-name="P35">0100 <text:s/>1000 <text:s/>1010 <text:s/>1010 <text:s/>0000 <text:s/>0000 <text:s/>0000 <text:s/>0000</text:p>
      <text:p text:style-name="P24"/>
      <text:p text:style-name="P35">= <text:s/>0 <text:s text:c="2"/>10010001 <text:s text:c="3"/>01010100000000000000000</text:p>
      <text:p text:style-name="P24"/>
      <text:p text:style-name="P36">The stored exponent is <text:span text:style-name="T33">10010001 <text:s/></text:span>= <text:s/>0x91</text:p>
      <text:p text:style-name="P36"/>
      <text:p text:style-name="P36">Then true exponent = 0x91 – 0x7F <text:s text:c="2"/>= <text:s text:c="2"/>0x12 <text:s text:c="2"/>= <text:s text:c="2"/>18 (decimal)</text:p>
      <text:p text:style-name="P36"/>
      <text:p text:style-name="P36">Now we see our number = 1.<text:span text:style-name="T33">01010100000000000000000 <text:s text:c="2"/></text:span>x <text:s text:c="2"/>2<text:span text:style-name="T8">18</text:span></text:p>
      <text:p text:style-name="P24"/>
      <text:p text:style-name="P36">= <text:s text:c="2"/>1.<text:span text:style-name="T33">010101 <text:s/></text:span>x <text:s text:c="2"/>2<text:span text:style-name="T8">18</text:span></text:p>
      <text:p text:style-name="P36"/>
      <text:p text:style-name="P36">= <text:s text:c="3"/>1<text:span text:style-name="T33">010101 <text:s/></text:span>x <text:s text:c="2"/>2<text:span text:style-name="T8">12</text:span></text:p>
      <text:p text:style-name="P36"/>
      <text:p text:style-name="P36">= <text:s text:c="3"/>85 <text:s/>x <text:s/>4<text:span text:style-name="T36">0</text:span>96 <text:s text:c="4"/>= <text:s text:c="4"/><text:span text:style-name="T34">348160.</text:span><text:span text:style-name="T35">0</text:span></text:p>
      <text:p text:style-name="P54">Send only one of these 3 formats: doc, docx, or odt. <text:s text:c="2"/>Do not send PDF.</text:p>
      <text:p text:style-name="P15">3. <text:s/>What is the definition (defining property) of dynamic data in a computer program?<text:tab/><text:span text:style-name="T39">[7]</text:span></text:p>
      <text:p text:style-name="P25"/>
      <text:p text:style-name="P37">Solution:</text:p>
      <text:p text:style-name="P37"/>
      <text:p text:style-name="P41">Dynamic data are those whose storage requirements cannot be determined at compile-time.</text:p>
      <text:p text:style-name="P25"/>
      <text:p text:style-name="P38">In C++ and C <text:s/>dynamic variables will stored their data in the heap.</text:p>
      <text:p text:style-name="P25"/>
      <text:p text:style-name="P38">In X86 all data are stored in the heap both static and dynamic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4. <text:s/>What did Richard Stallman do <text:span text:style-name="T37">to </text:span>promote or advance computer technology?<text:tab/><text:tab/><text:span text:style-name="T39">[7]</text:span></text:p>
      <text:p text:style-name="P25"/>
      <text:p text:style-name="P38">Solution: <text:s/>He is recognized as the <text:span text:style-name="T26">founder of the open source software movement.</text:span></text:p>
      <text:p text:style-name="P38"/>
      <text:p text:style-name="P38">To the current day he continue<text:span text:style-name="T40">s</text:span> to travel the world advocating for FOSS (free open source software).</text:p>
      <text:p text:style-name="P25"/>
      <text:p text:style-name="P25"/>
      <text:p text:style-name="P15">5. <text:s/>The next two numbers seem to be far apart. <text:s/>But are they really far apart? <text:s/>Show manually how a computer performs the process of adding the numbers. <text:s/>Show the sum <text:span text:style-name="T41">in IEEE754 hex format</text:span>.<text:tab/><text:tab/><text:span text:style-name="T39">[12]</text:span></text:p>
      <text:p text:style-name="P25"/>
      <text:p text:style-name="P25">Have any data been lost in the process, and, if so, how much data were lost?</text:p>
      <text:p text:style-name="P25"/>
      <text:p text:style-name="P25">All numbers are IEEE754-64 bits.</text:p>
      <text:p text:style-name="P25"/>
      <text:p text:style-name="P26">0x4<text:span text:style-name="T6">1A</text:span>B <text:span text:style-name="T6">98</text:span>00 <text:s/>0000 0000</text:p>
      <text:p text:style-name="P26">0x<text:span text:style-name="T4">3</text:span><text:span text:style-name="T5">EA</text:span><text:span text:style-name="T6">7</text:span> <text:span text:style-name="T6">BC</text:span>00 0000 0000</text:p>
      <text:p text:style-name="P25"/>
      <text:p text:style-name="P25"/>
      <text:p text:style-name="P29">Solution: <text:s/>To save space we will give names to the two numbers</text:p>
      <text:p text:style-name="P29"><text:tab/>X = First number <text:s text:c="2"/>= <text:span text:style-name="T7">0x4</text:span><text:span text:style-name="T6">1A</text:span><text:span text:style-name="T7">B </text:span><text:span text:style-name="T6">98</text:span><text:span text:style-name="T7">00 <text:s/>0000 0000</text:span></text:p>
      <text:p text:style-name="P29"><text:tab/>Y = Second numb = <text:span text:style-name="T7">0x</text:span><text:span text:style-name="T4">3</text:span><text:span text:style-name="T5">EA</text:span><text:span text:style-name="T6">7</text:span><text:span text:style-name="T7"> </text:span><text:span text:style-name="T6">BC</text:span><text:span text:style-name="T7">00 0000 0000</text:span></text:p>
      <text:p text:style-name="P29"/>
      <text:p text:style-name="P29">For X the true exp is 41A – 3FF = 0x1B = 27 decimal.</text:p>
      <text:p text:style-name="P29">[I used the MATE calculator set to hex mode to do the math in this solution. <text:s/><text:span text:style-name="T15">I believe MATE comes installed with Tuffix.</text:span>]</text:p>
      <text:p text:style-name="P29"/>
      <text:p text:style-name="P29">Therefore, X = 1.1011 1001 1 x 2<text:span text:style-name="T8">27</text:span></text:p>
      <text:p text:style-name="P29"/>
      <text:p text:style-name="P29">For Y the true exp is 3EA – 3FF = - 0x15 = -21 decimal.</text:p>
      <text:p text:style-name="P29"/>
      <text:p text:style-name="P31">Therefore, Y = 1.0111 1011 11 x <text:s/>2<text:span text:style-name="T8">-21</text:span></text:p>
      <text:p text:style-name="P31"/>
      <text:p text:style-name="P31">The strategy is to express Y with the same exponential factor as X. <text:s text:c="2"/>To do this we shift the point in Y 48 places to the left.</text:p>
      <text:p text:style-name="P31"/>
      <text:p text:style-name="P31">Y = 0.000000 …… 01 0111 1011 11 x 2<text:span text:style-name="T8">27</text:span></text:p>
      <text:p text:style-name="P31"><draw:polyline text:anchor-type="paragraph" draw:z-index="1" draw:name="Shape1" draw:style-name="gr2" draw:text-style-name="P56" svg:width="0.601cm" svg:height="3.091cm" draw:transform="rotate (-1.52087991018786) translate (4.21151541645477cm -0.089002068952647cm)" svg:viewBox="0 0 602 3092" draw:points="0,3092 530,3092 602,49 100,24 154,0"><text:p/></draw:polyline></text:p>
      <text:p text:style-name="P31"/>
      <text:p text:style-name="P31">The underline shows the shift of the point 48 places to the left.</text:p>
      <text:p text:style-name="P31"/>
      <text:p text:style-name="P31">Now the two numbers have matching exponential terms and we can add them.</text:p>
      <text:p text:style-name="P31"/>
      <text:p text:style-name="P30">X = 1.1011 1001 100000<text:span text:style-name="T25">00</text:span>000…<text:span text:style-name="T15">.000</text:span> x 2<text:span text:style-name="T8">27</text:span></text:p>
      <text:p text:style-name="P46">Y = 0.000<text:span text:style-name="T25">00</text:span>000 …… 01 0111 1011 11 x 2<text:span text:style-name="T8">27</text:span></text:p>
      <text:p text:style-name="P45"/>
      <text:p text:style-name="P47"><text:span text:style-name="T43">X+Y</text:span> = </text:p>
      <text:p text:style-name="P53"><draw:polyline text:anchor-type="paragraph" draw:z-index="2" draw:name="Shape4" draw:style-name="gr1" draw:text-style-name="P56" svg:width="0.449cm" svg:height="13.308cm" draw:transform="rotate (-1.5707963267949) translate (13.6383888888889cm 0.382763888888889cm)" svg:viewBox="0 0 450 13309" draw:points="53,13309 450,13309 370,0 0,0"><text:p/></draw:polyline>1.1011 <text:s/>1001 <text:s/>1000 <text:s/>0000 <text:s/>0000 <text:s/>0000 <text:s/>0000 <text:s/>0000 <text:s/>0000 <text:s/>0000 <text:s/>0000 <text:s/>00<text:span text:style-name="T16">01 <text:s/>0111 <text:s/>1011 <text:s/>11 <text:s/>x <text:s/>2</text:span><text:span text:style-name="T9">27</text:span></text:p>
      <text:p text:style-name="P49"/>
      <text:p text:style-name="P49"/>
      <text:p text:style-name="P50">The underline shows the 52 bits of mantissa (significand). Bits on the right of the underline will be lost.</text:p>
      <text:p text:style-name="P50"/>
      <text:p text:style-name="P50">In hex the <text:span text:style-name="T29">sum is <text:s/>0x41AB <text:s/>9800 <text:s/>0000 <text:s/>0017</text:span></text:p>
      <text:p text:style-name="P50"/>
      <text:p text:style-name="P48"><text:span text:style-name="T17">The lost value is 0.0000 <text:s/>…. 0000 <text:s/>1011 11 x </text:span><text:span text:style-name="T16">2</text:span><text:span text:style-name="T9">27</text:span></text:p>
      <text:p text:style-name="P50"><text:soft-page-break/>To simplify move the point 58 places to the right as follows</text:p>
      <text:p text:style-name="P48"><text:span text:style-name="T22">Lost </text:span><text:span text:style-name="T17">= 101111 x 2</text:span><text:span text:style-name="T10">-31</text:span><text:span text:style-name="T17"> <text:s text:c="3"/>= <text:s text:c="2"/></text:span><text:span text:style-name="T24">47 <text:s/>x <text:s/>2</text:span><text:span text:style-name="T13">-31</text:span><text:span text:style-name="T18"> <text:s text:c="2"/>[That is sufficient simplification.]</text:span></text:p>
      <text:p text:style-name="P50"/>
      <text:p text:style-name="P50"/>
      <text:p text:style-name="P50"/>
      <text:p text:style-name="P51">End of solution question #5.</text:p>
      <text:p text:style-name="P16">6. <text:s/>The following dialog is part of the output of a larger program.<text:tab/><text:tab/><text:span text:style-name="T39">[13]</text:span></text:p>
      <text:p text:style-name="P27"/>
      <text:p text:style-name="P27"/>
      <text:p text:style-name="P27"><text:tab/>Please enter your legal name: <text:s/>Santa Claus</text:p>
      <text:p text:style-name="P27"><text:tab/>Good evening Santa Claus</text:p>
      <text:p text:style-name="P27"><text:tab/>How many presents will you deliver tonight? <text:s/>64H7</text:p>
      <text:p text:style-name="P27"><text:tab/>Invalid. Please try again: <text:s/>657.85</text:p>
      <text:p text:style-name="P27"><text:tab/>Invalid. Please try again: <text:s/>++695</text:p>
      <text:p text:style-name="P27"><text:tab/>Invalid. <text:s/>Please try again: <text:s/>8440</text:p>
      <text:p text:style-name="P27"><text:tab/>Thank you Santa Claus. <text:s/>Have a great trip.</text:p>
      <text:p text:style-name="P27"/>
      <text:p text:style-name="P27"/>
      <text:p text:style-name="P27">Show a portion of an X86 function the provides the dialog above. <text:s/>This is about validating an inputted long integer. <text:s text:c="2"/>You may use known functions from the C/C++ libraries. <text:s/>You may use publicly available functions. <text:s/><text:span text:style-name="T3">Do declare those functions as externs. <text:s/>Declare strings om the .data segment.</text:span></text:p>
      <text:p text:style-name="P27"/>
      <text:p text:style-name="P39">What if you run out of time? <text:s/>Scale it down. <text:s/>Perhaps omit the iteration. <text:s/>Maybe omit Santa’s name. <text:s/>You are an experienced programmer. <text:s/>Solving part of the problem is worth more points that solving none of it.</text:p>
      <text:p text:style-name="P39"/>
      <text:p text:style-name="P39"/>
      <text:p text:style-name="P42">Solution:</text:p>
      <text:p text:style-name="P40"/>
      <text:p text:style-name="P40">This question asks for a “fragment” of an assembly program.</text:p>
      <text:p text:style-name="P40"/>
      <text:p text:style-name="P40">To show the answer here I decided to simply write the entire program and paste the key fragment on the next page of this document.</text:p>
      <text:p text:style-name="P40"/>
      <text:p text:style-name="P40">You may obtain the entire executable solution at the class website at this location.</text:p>
      <text:p text:style-name="P40"/>
      <text:p text:style-name="P40"/>
      <text:p text:style-name="P18">Solution of Question 6:</text:p>
      <text:p text:style-name="P52"/>
      <text:p text:style-name="P52">null equ 0 <text:s text:c="13"/>;null is the name of any sequence of zero bits</text:p>
      <text:p text:style-name="P52"/>
      <text:p text:style-name="P52">segment .text</text:p>
      <text:p text:style-name="P52">validate_integer:</text:p>
      <text:p text:style-name="P52"/>
      <text:p text:style-name="P52">;Ask user for first and last names.</text:p>
      <text:p text:style-name="P52">mov rax,0</text:p>
      <text:p text:style-name="P52">mov rdi, prompt_for_name</text:p>
      <text:p text:style-name="P52">call printf</text:p>
      <text:p text:style-name="P52"/>
      <text:p text:style-name="P52">;Obtain the user’s names and store them in namestring</text:p>
      <text:p text:style-name="P52">mov rax,0</text:p>
      <text:p text:style-name="P52">mov rdi, namestring </text:p>
      <text:p text:style-name="P52">mov rsi, max_str_length</text:p>
      <text:p text:style-name="P52">mov rdx, [stdin]</text:p>
      <text:p text:style-name="P52">call fgets</text:p>
      <text:p text:style-name="P52"/>
      <text:p text:style-name="P52">;Remove the newline character from the inputted string</text:p>
      <text:p text:style-name="P52">mov rdi, namestring</text:p>
      <text:p text:style-name="P52">call strlen</text:p>
      <text:p text:style-name="P52">;The length is now in rax. <text:s/>Save a copy in r15, and then remove the newline</text:p>
      <text:p text:style-name="P52">mov r15,rax</text:p>
      <text:p text:style-name="P52">mov al,null</text:p>
      <text:p text:style-name="P52">mov [namestring+r15-1], al <text:s text:c="4"/>;al is the name of the lowest 1 byte of rax</text:p>
      <text:p text:style-name="P52"/>
      <text:p text:style-name="P52">;Show greeting to the user.</text:p>
      <text:p text:style-name="P52">mov rax,0</text:p>
      <text:p text:style-name="P52">mov rdi, greeting</text:p>
      <text:p text:style-name="P52">mov rsi, namestring</text:p>
      <text:p text:style-name="P52">call printf</text:p>
      <text:p text:style-name="P52"/>
      <text:p text:style-name="P52">;Prompt for the number of presents</text:p>
      <text:p text:style-name="P52">mov rdi, present_question</text:p>
      <text:p text:style-name="P52">call printf</text:p>
      <text:p text:style-name="P52"/>
      <text:p text:style-name="P52">;Make space for the incoming number of presents.</text:p>
      <text:p text:style-name="P52">sub rsp,64 <text:s/>;Create 64 bytes of space for the incoming integer number.</text:p>
      <text:p text:style-name="P52"/>
      <text:p text:style-name="P52">input_an_integer:</text:p>
      <text:p text:style-name="P52">mov rdi, string_form</text:p>
      <text:p text:style-name="P52">mov rsi, rsp</text:p>
      <text:p text:style-name="P52">call scanf</text:p>
      <text:p text:style-name="P52"/>
      <text:p text:style-name="P52">;Is it an integer?</text:p>
      <text:p text:style-name="P52">mov rdi, rsp</text:p>
      <text:p text:style-name="P52">call isinteger</text:p>
      <text:p text:style-name="P52"/>
      <text:p text:style-name="P52">;The response is in rax: rax == 0 means false; rax /= 0 means true</text:p>
      <text:p text:style-name="P52">cmp rax,0</text:p>
      <text:p text:style-name="P52">jne valid_input</text:p>
      <text:p text:style-name="P52">mov rdi, invalid_message</text:p>
      <text:p text:style-name="P52">call printf</text:p>
      <text:p text:style-name="P52">jmp input_an_integer</text:p>
      <text:p text:style-name="P52"/>
      <text:p text:style-name="P52">valid_input:</text:p>
      <text:p text:style-name="P52">mov rdi,rsp</text:p>
      <text:p text:style-name="P52"><text:soft-page-break/>call atol</text:p>
      <text:p text:style-name="P52">;The twos complement long integer is in rax. <text:s/>Save a backup copy.</text:p>
      <text:p text:style-name="P52">mov r14,rax</text:p>
      <text:p text:style-name="P52"/>
      <text:p text:style-name="P52">;Say good-bye</text:p>
      <text:p text:style-name="P52">mov rax,0</text:p>
      <text:p text:style-name="P52">mov rdi,departure</text:p>
      <text:p text:style-name="P52">mov rsi,namestring</text:p>
      <text:p text:style-name="P52">call printf</text:p>
      <text:p text:style-name="P52"/>
      <text:p text:style-name="P52">;Set up the return value</text:p>
      <text:p text:style-name="P52">mov rax, r14</text:p>
      <text:p text:style-name="P52"/>
      <text:p text:style-name="P52">add rsp,64 <text:s text:c="2"/>;Reverse an earlier subtraction from rsp</text:p>
      <text:p text:style-name="P52"/>
      <text:p text:style-name="P52">ret</text:p>
      <text:p text:style-name="P44"/>
      <text:p text:style-name="P44"/>
      <text:p text:style-name="P44"/>
      <text:p text:style-name="P44">The solution for question 6 has been posted as a complete program. <text:s/>Look for the sample program with the name: “Long Integer Validation”.</text:p>
      <text:p text:style-name="P44"/>
      <text:p text:style-name="P17">7. <text:s text:c="2"/>Here is a stack dump.<text:tab/><text:tab/><text:tab/><text:tab/><text:tab/><text:tab/><text:tab/><text:span text:style-name="T39">[10]</text:span></text:p>
      <text:p text:style-name="P28"/>
      <text:p text:style-name="P28"/>
      <text:p text:style-name="P1"/>
      <text:p text:style-name="P10">Offset <text:s text:c="3"/>Address <text:s text:c="10"/>Value</text:p>
      <text:p text:style-name="P11"><text:s/>+608 <text:s/>00007fff01d17e88 <text:s/>00007fff01d19271</text:p>
      <text:p text:style-name="P11"><text:s/>+600 <text:s/>00007fff01d17e80 <text:s/>0000000000000000</text:p>
      <text:p text:style-name="P11"><text:s/>+592 <text:s/>00007fff01d17e78 <text:s/>00007fff01d19269</text:p>
      <text:p text:style-name="P11"><text:s/>+584 <text:s/>00007fff01d17e70 <text:s/>0000000000000001</text:p>
      <text:p text:style-name="P11"><text:s/>+576 <text:s/>00007fff01d17e68 <text:s/>000000000000001c</text:p>
      <text:p text:style-name="P11"><text:s/>+568 <text:s/>00007fff01d17e60 <text:s/>00007fff01d17e68</text:p>
      <text:p text:style-name="P11"><text:s/>+560 <text:s/>00007fff01d17e58 <text:s/>00000000004004b9</text:p>
      <text:p text:style-name="P11"><text:s/>+552 <text:s/>00007fff01d17e50 <text:s/>0000000000000000</text:p>
      <text:p text:style-name="P11"><text:s/>+544 <text:s/>00007fff01d17e48 <text:s/>00007fff01d17e70</text:p>
      <text:p text:style-name="P11"><text:s/>+536 <text:s/>00007fff01d17e40 <text:s/>0000000000400490</text:p>
      <text:p text:style-name="P11"><text:s/>+528 <text:s/>00007fff01d17e38 <text:s/>0000000000000000</text:p>
      <text:p text:style-name="P11"><text:s/>+520 <text:s/>00007fff01d17e30 <text:s/>0000000000000000</text:p>
      <text:p text:style-name="P11"><text:s/>+512 <text:s/>00007fff01d17e28 <text:s/>0000000000000001</text:p>
      <text:p text:style-name="P11"><text:s/>+504 <text:s/>00007fff01d17e20 <text:s/>00007fff01d17e78</text:p>
      <text:p text:style-name="P11"><text:s/>+496 <text:s/>00007fff01d17e18 <text:s/>0000000000401dd0</text:p>
      <text:p text:style-name="P11"><text:s/>+488 <text:s/>00007fff01d17e10 <text:s/>0000000000000000</text:p>
      <text:p text:style-name="P11"><text:s/>+480 <text:s/>00007fff01d17e08 <text:s/>0000000000000000</text:p>
      <text:p text:style-name="P11"><text:s/>+472 <text:s/>00007fff01d17e00 <text:s/>0000000000000000</text:p>
      <text:p text:style-name="P11"><text:s/>+464 <text:s/>00007fff01d17df8 <text:s/>dda1284af90c3abc</text:p>
      <text:p text:style-name="P11"><text:s/>+456 <text:s/>00007fff01d17df0 <text:s/>dc5cd74251bc3abc</text:p>
      <text:p text:style-name="P11"><text:s/>+448 <text:s/>00007fff01d17de8 <text:s/>0000000000000000</text:p>
      <text:p text:style-name="P11"><text:s/>+440 <text:s/>00007fff01d17de0 <text:s/>0000000000000000</text:p>
      <text:p text:style-name="P11"><text:s/>+432 <text:s/>00007fff01d17dd8 <text:s/>00007fff01d17e70</text:p>
      <text:p text:style-name="P11"><text:s/>+424 <text:s/>00007fff01d17dd0 <text:s/>0000000000400490</text:p>
      <text:p text:style-name="P11"><text:s/>+416 <text:s/>00007fff01d17dc8 <text:s/>23a2d460915c3abc</text:p>
      <text:p text:style-name="P11"><text:s/>+408 <text:s/>00007fff01d17dc0 <text:s/>0000000000000000</text:p>
      <text:p text:style-name="P11"><text:s/>+400 <text:s/>00007fff01d17db8 <text:s/>0000000000400586</text:p>
      <text:p text:style-name="P11"><text:s/>+392 <text:s/>00007fff01d17db0 <text:s/>0000000100000000</text:p>
      <text:p text:style-name="P11"><text:s/>+384 <text:s/>00007fff01d17da8 <text:s/>00007fff01d17e78</text:p>
      <text:p text:style-name="P11"><text:s/>+376 <text:s/>00007fff01d17da0 <text:s/>00007fff01d17e78</text:p>
      <text:p text:style-name="P11"><text:s/>+368 <text:s/>00007fff01d17d98 <text:s/>00007f01fe552a40</text:p>
      <text:p text:style-name="P11"/>
      <text:p text:style-name="P11"><text:s/>+360 <text:s/>00007fff01d17d90 <text:s/><text:span text:style-name="T26">0000000000000000</text:span></text:p>
      <text:p text:style-name="P11"><text:s/>+352 <text:s/>00007fff01d17d88 <text:s/>0000000000000020</text:p>
      <text:p text:style-name="P11"><text:s/>+344 <text:s/>00007fff01d17d80 <text:s/>0000000000000006</text:p>
      <text:p text:style-name="P11"><text:s/>+336 <text:s/>00007fff01d17d78 <text:s/>0000000000000005</text:p>
      <text:p text:style-name="P11"><text:s/>+328 <text:s/>00007fff01d17d70 <text:s/>0000000000000004</text:p>
      <text:p text:style-name="P11"><text:s/>+320 <text:s/>00007fff01d17d68 <text:s/>0000000000000003</text:p>
      <text:p text:style-name="P11"><text:s/>+312 <text:s/>00007fff01d17d60 <text:s/>0000000000000002</text:p>
      <text:p text:style-name="P11"><text:s/>+304 <text:s/>00007fff01d17d58 <text:s/>0000000000000001</text:p>
      <text:p text:style-name="P11"><text:s/>+296 <text:s/>00007fff01d17d50 <text:s/>0000000000000001</text:p>
      <text:p text:style-name="P11"><text:s/>+288 <text:s/>00007fff01d17d48 <text:s/>0000000100000000</text:p>
      <text:p text:style-name="P11"><text:s/>+280 <text:s/>00007fff01d17d40 <text:s/>00007fff01d17e78</text:p>
      <text:p text:style-name="P11"><text:soft-page-break/><text:s/>+272 <text:s/>00007fff01d17d38 <text:s/>0000000000400613</text:p>
      <text:p text:style-name="P11"/>
      <text:p text:style-name="P11"><text:s/>+264 <text:s/>00007fff01d17d30 <text:s/><text:span text:style-name="T26">00007fff01d17d90</text:span></text:p>
      <text:p text:style-name="P11"><text:s/>+256 <text:s/>00007fff01d17d28 <text:s/>0000000000000002</text:p>
      <text:p text:style-name="P11"><text:s/>+248 <text:s/>00007fff01d17d20 <text:s/>0000000000000008</text:p>
      <text:p text:style-name="P11"><text:s/>+240 <text:s/>00007fff01d17d18 <text:s/>0000000000000007</text:p>
      <text:p text:style-name="P11"><text:s/>+232 <text:s/>00007fff01d17d10 <text:s/>0000000000000006</text:p>
      <text:p text:style-name="P11"><text:s/>+224 <text:s/>00007fff01d17d08 <text:s/>0000000000000002</text:p>
      <text:p text:style-name="P11"><text:s/>+216 <text:s/>00007fff01d17d00 <text:s/>0000000000000002</text:p>
      <text:p text:style-name="P11"/>
      <text:p text:style-name="P11"><text:s/>+200 <text:s/>00007fff01d17cf0 <text:s/><text:span text:style-name="T26">00007fff01d17d30</text:span></text:p>
      <text:p text:style-name="P11"><text:s/>+192 <text:s/>00007fff01d17ce8 <text:s/>0000000000000007</text:p>
      <text:p text:style-name="P11"><text:s/>+184 <text:s/>00007fff01d17ce0 <text:s/>000000000000000a</text:p>
      <text:p text:style-name="P11"><text:s/>+176 <text:s/>00007fff01d17cd8 <text:s/>0000000000000009</text:p>
      <text:p text:style-name="P11"><text:s/>+168 <text:s/>00007fff01d17cd0 <text:s/>0000000000000000</text:p>
      <text:p text:style-name="P11"><text:s/>+160 <text:s/>00007fff01d17cc8 <text:s/>0000000000000007</text:p>
      <text:p text:style-name="P11"><text:s/>+152 <text:s/>00007fff01d17cc0 <text:s/>00007fff01d17e70</text:p>
      <text:p text:style-name="P11"/>
      <text:p text:style-name="P11"><text:s/>+136 <text:s/>00007fff01d17cb0 <text:s/><text:span text:style-name="T26">00007fff01d17cf0</text:span></text:p>
      <text:p text:style-name="P11"><text:s/>+128 <text:s/>00007fff01d17ca8 <text:s/>0000000000000016</text:p>
      <text:p text:style-name="P11"><text:s/>+120 <text:s/>00007fff01d17ca0 <text:s/>000000000000000b</text:p>
      <text:p text:style-name="P11"><text:s/>+112 <text:s/>00007fff01d17c98 <text:s/>0000000000000016</text:p>
      <text:p text:style-name="P11"><text:s/>+104 <text:s/>00007fff01d17c90 <text:s/>0000000000000000</text:p>
      <text:p text:style-name="P11"><text:s text:c="2"/>+96 <text:s/>00007fff01d17c88 <text:s/>00000000004007fc</text:p>
      <text:p text:style-name="P11"/>
      <text:p text:style-name="P11"><text:s text:c="2"/>+88 <text:s/>00007fff01d17c80 <text:s/><text:span text:style-name="T26">00007fff01d17cb0</text:span></text:p>
      <text:p text:style-name="P11"><text:s text:c="2"/>+80 <text:s/>00007fff01d17c78 <text:s/>0000000000000012</text:p>
      <text:p text:style-name="P11"><text:s text:c="2"/>+72 <text:s/>00007fff01d17c70 <text:s/>0000000000000000</text:p>
      <text:p text:style-name="P11"><text:s text:c="2"/>+64 <text:s/>00007fff01d17c68 <text:s/>0000000000000012</text:p>
      <text:p text:style-name="P11"><text:s text:c="2"/>+56 <text:s/>00007fff01d17c60 <text:s/>0000000000000000</text:p>
      <text:p text:style-name="P11"><text:s text:c="2"/>+48 <text:s/>00007fff01d17c58 <text:s/>0000000000400876</text:p>
      <text:p text:style-name="P11"/>
      <text:p text:style-name="P11"><text:s text:c="2"/>+40 <text:s/>00007fff01d17c50 <text:s/><text:span text:style-name="T26">00007fff01d17c80</text:span></text:p>
      <text:p text:style-name="P11"><text:s text:c="2"/>+32 <text:s/>00007fff01d17c48 <text:s/>000000000000001c</text:p>
      <text:p text:style-name="P11"><text:s text:c="2"/>+24 <text:s/>00007fff01d17c40 <text:s/>00000000004020a7</text:p>
      <text:p text:style-name="P11"><text:s text:c="2"/>+16 <text:s/>00007fff01d17c38 <text:s/>00007f01fe8f8970</text:p>
      <text:p text:style-name="P11"><text:s text:c="3"/>+8 <text:s/>00007fff01d17c30 <text:s/>000000007ffffff2</text:p>
      <text:p text:style-name="P12"><text:s text:c="3"/>+0 <text:s/>00007fff01d17c28 <text:s/>ffffffffffffffff</text:p>
      <text:p text:style-name="P2"/>
      <text:p text:style-name="P3">Use your editor to place a blank line between activation records.</text:p>
      <text:p text:style-name="P3"/>
      <text:p text:style-name="P7">FYI: The back end of each AR is shown in yellow.</text:p>
      <text:p text:style-name="P3"/>
      <text:p text:style-name="P13">8. <text:s/>Show how to swap the contents of xmm6 and xmm9 without the usual third register or other storage.<text:tab/><text:tab/><text:tab/><text:tab/><text:tab/><text:tab/><text:tab/><text:span text:style-name="T39">[9]</text:span></text:p>
      <text:p text:style-name="P4"/>
      <text:p text:style-name="P6">Answer:<text:tab/><text:span text:style-name="T26">xorpd xmm6, <text:s/>xmm9</text:span></text:p>
      <text:p text:style-name="P6"><text:tab/><text:tab/><text:span text:style-name="T26">xorpd xmm9, <text:s/>xmm6</text:span></text:p>
      <text:p text:style-name="P6"><text:tab/><text:tab/><text:span text:style-name="T26">xorpd xmm6, <text:s/>xmm9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9 <text:s/>This array is declared in the .data area.<text:tab/><text:tab/><text:tab/><text:tab/><text:tab/><text:span text:style-name="T39">[9]</text:span></text:p>
      <text:p text:style-name="P4"/>
      <text:p text:style-name="P4"><text:tab/>bumble <text:s/>dq <text:s/>3.4, <text:s/>6.77, <text:s/>-1.96, <text:s/>800.0, <text:s/>499.99, 0.7</text:p>
      <text:p text:style-name="P4"/>
      <text:p text:style-name="P4">What is the gdb command that will show all the values of the array in IEEE754-64-bit hex format?</text:p>
      <text:p text:style-name="P4"/>
      <text:p text:style-name="P6">Answer: <text:span text:style-name="T26">x/6</text:span><text:span text:style-name="T28">x</text:span><text:span text:style-name="T26">g <text:s/>&amp;bumble</text:span></text:p>
      <text:p text:style-name="P4"/>
      <text:p text:style-name="P55">Errors tested in a live program and were found to be junk: </text:p>
      <text:p text:style-name="P55"><text:span text:style-name="T43">p/x bumble</text:span></text:p>
      <text:p text:style-name="P55"/>
      <text:p text:style-name="P4"/>
      <text:p text:style-name="P4"/>
      <text:p text:style-name="P4"/>
      <text:p text:style-name="P4"/>
      <text:p text:style-name="P4"/>
      <text:p text:style-name="P4">10. <text:s/>This array is declared in C++: <text:s text:c="2"/>double w[5] = {-1.0, 6.2, 8.77, 3.49, 1.99};</text:p>
      <text:p text:style-name="P4"/>
      <text:p text:style-name="P4">What is the gdb command that will show all the values of the array in floating point decimal format?<text:tab/><text:tab/><text:tab/><text:tab/><text:tab/><text:tab/><text:span text:style-name="T39">[9]</text:span></text:p>
      <text:p text:style-name="P4"/>
      <text:p text:style-name="P6">Answer: <text:s/><text:span text:style-name="T26">p/f <text:s/>w</text:span></text:p>
      <text:p text:style-name="P4"/>
      <text:p text:style-name="P4"/>
      <text:p text:style-name="P4"/>
      <text:p text:style-name="P4"/>
      <text:p text:style-name="P4"/>
      <text:p text:style-name="P4"/>
      <text:p text:style-name="P9">That’s all: 10 questions. <text:s/>Put your name and email address on this test on two different pages.</text:p>
      <text:p text:style-name="P4"/>
      <text:p text:style-name="P13">Grades are due sometime in early January. <text:s/>I will be going into isolation status until all your grades <text:span text:style-name="T30">have been submitted.</text:span></text:p>
      <text:p text:style-name="P4"/>
      <text:p text:style-name="P4"/>
      <text:p text:style-name="P4"/>
      <text:p text:style-name="P4"/>
      <text:p text:style-name="P4"/>
      <text:p text:style-name="P8">I enjoyed having you in class during the months August to December 2021.</text:p>
      <text:p text:style-name="P4"/>
      <text:p text:style-name="P5">Come and say hi in the CS building in the new semester. <text:s/></text:p>
      <text:p text:style-name="P5"/>
      <text:p text:style-name="P5"/>
      <text:p text:style-name="P5"/>
      <text:p text:style-name="P5">Have a wonderful Christmas vacation <text:span text:style-name="T38">2021</text:span>. <text:s text:c="2"/>– <text:span text:style-name="T38">F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1:54:20.459857617</meta:creation-date>
    <dc:date>2021-12-27T17:22:32.806732626</dc:date>
    <meta:editing-duration>PT5H38M23S</meta:editing-duration>
    <meta:editing-cycles>20</meta:editing-cycles>
    <meta:generator>LibreOffice/6.4.7.2$Linux_X86_64 LibreOffice_project/40$Build-2</meta:generator>
    <meta:document-statistic meta:table-count="0" meta:image-count="0" meta:object-count="2" meta:page-count="13" meta:paragraph-count="248" meta:word-count="1696" meta:character-count="11271" meta:non-whitespace-character-count="9305"/>
  </office:meta>
</office:document-meta>
</file>

<file path=Object 1/content.xml><?xml version="1.0" encoding="utf-8"?>
<math xmlns="http://www.w3.org/1998/Math/MathML" display="block">
  <semantics>
    <mrow>
      <mn>117</mn>
      <mfrac>
        <mn>5</mn>
        <mn>12</mn>
      </mfrac>
    </mrow>
    <annotation encoding="StarMath 5.0">117 {5 over 12}</annotation>
  </semantics>
</math>
</file>

<file path=Object 2/content.xml><?xml version="1.0" encoding="utf-8"?>
<math xmlns="http://www.w3.org/1998/Math/MathML" display="block">
  <semantics>
    <mrow>
      <mn>117</mn>
      <mfrac>
        <mn>5</mn>
        <mn>12</mn>
      </mfrac>
    </mrow>
    <annotation encoding="StarMath 5.0">117 {5 over 12}</annotation>
  </semantics>
</math>
</file>